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cm" svg:height="1.7cm" svg:x="4.75cm" svg:y="1.7cm">
          <text:p text:style-name="P1"><text:span text:style-name="T1">Meteorological station</text:span></text:p>
          <text:p text:style-name="P1"><text:span text:style-name="T2">(Berge, Reservoir, Forêt)</text:span></text:p>
        </draw:rect>
        <draw:rect draw:style-name="gr1" draw:text-style-name="P1" draw:layer="layout" svg:width="12cm" svg:height="6.001cm" svg:x="4.75cm" svg:y="8.082cm">
          <text:p text:style-name="P1"><text:span text:style-name="T3">Eddy Pro</text:span></text:p>
          <text:p text:style-name="P2"><text:span text:style-name="T4"/></text:p>
          <text:p text:style-name="P2"><text:span text:style-name="T5">- Spike removal (Vickers and Mahrt, 1997)</text:span></text:p>
          <text:p text:style-name="P2"><text:span text:style-name="T5">- Amplitude resolution</text:span></text:p>
          <text:p text:style-name="P2"><text:span text:style-name="T5">- Drop-outs</text:span></text:p>
          <text:p text:style-name="P2"><text:span text:style-name="T5">- Absolute limits (H2O, CO2, CH4 concentrations)</text:span></text:p>
          <text:p text:style-name="P2"><text:span text:style-name="T5">- Skewness and kurtosis</text:span></text:p>
          <text:p text:style-name="P2"><text:span text:style-name="T5">- Discontinuities</text:span></text:p>
          <text:p text:style-name="P2"><text:span text:style-name="T5">- Time lags</text:span></text:p>
          <text:p text:style-name="P2"><text:span text:style-name="T5">- Assign quality flag (Mauder and Foken, 2004)</text:span></text:p>
        </draw:rect>
        <draw:rect draw:style-name="gr1" draw:text-style-name="P3" draw:layer="layout" svg:width="12cm" svg:height="4.396cm" svg:x="4.75cm" svg:y="18.764cm">
          <text:p text:style-name="P1"><text:span text:style-name="T6">Slow Filtering</text:span></text:p>
          <text:p text:style-name="P2"><text:span text:style-name="T5"/></text:p>
          <text:p text:style-name="P2"><text:span text:style-name="T5">- Despike (Papale et al. 2006)</text:span></text:p>
          <text:p text:style-name="P2"><text:span text:style-name="T5">- Absolute limits (LE, H, CO2 and CH4 flux)</text:span></text:p>
          <text:p text:style-name="P2"><text:span text:style-name="T5">- Filter rain</text:span></text:p>
          <text:p text:style-name="P2"><text:span text:style-name="T5">- Remove Mauder &amp; Foken bad data</text:span></text:p>
          <text:p text:style-name="P2"><text:span text:style-name="T5">- Friction velocity for C fluxes (Papale et al. 2006)</text:span></text:p>
        </draw:rect>
        <draw:ellipse draw:style-name="gr1" draw:text-style-name="P1" draw:layer="layout" svg:width="7.3cm" svg:height="1.4cm" svg:x="7.1cm" svg:y="5.041cm">
          <text:p text:style-name="P1">10 Hz data</text:p>
        </draw:ellipse>
        <draw:custom-shape draw:style-name="gr2" draw:text-style-name="P1" draw:layer="layout" svg:width="1.148cm" svg:height="0.5cm" draw:transform="rotate (-1.57079632679579) translate (11cm 3.64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6.68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14.32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23.4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3cm" svg:height="1.4cm" svg:x="7.1cm" svg:y="15.723cm">
          <text:p text:style-name="P1">30 min data</text:p>
        </draw:ellipse>
        <draw:custom-shape draw:style-name="gr2" draw:text-style-name="P1" draw:layer="layout" svg:width="1.148cm" svg:height="0.5cm" draw:transform="rotate (-1.57079632679579) translate (11cm 17.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3cm" svg:height="1.4cm" svg:x="7.1cm" svg:y="24.8cm">
          <text:p text:style-name="P1">30 min databas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5T20:16:46.05</meta:creation-date>
    <dc:date>2020-04-01T14:48:50.28</dc:date>
    <meta:editing-duration>PT15M6S</meta:editing-duration>
    <meta:editing-cycles>3</meta:editing-cycles>
    <meta:generator>OpenOffice/4.1.4$Win32 OpenOffice.org_project/414m5$Build-9788</meta:generator>
    <meta:document-statistic meta:object-count="11"/>
  </office:meta>
</office:document-meta>
</file>